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3">
      <style:paragraph-properties fo:text-align="justify" style:justify-single-word="false"/>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paragraph-properties fo:margin-top="0cm" fo:margin-bottom="0.499cm" fo:text-align="justify" style:justify-single-word="false"/>
    </style:style>
    <style:style style:name="P8" style:family="paragraph" style:parent-style-name="Standard">
      <style:paragraph-properties fo:text-align="justify" style:justify-single-word="false" fo:background-color="#ffffff">
        <style:background-image/>
      </style:paragraph-properties>
    </style:style>
    <style:style style:name="P9" style:family="paragraph" style:parent-style-name="Heading_20_1">
      <style:paragraph-properties fo:text-align="center" style:justify-single-word="false"/>
    </style:style>
    <style:style style:name="P10" style:family="paragraph" style:parent-style-name="Preformatted_20_Text">
      <style:paragraph-properties fo:text-align="justify" style:justify-single-word="false"/>
    </style:style>
    <style:style style:name="P11" style:family="paragraph" style:parent-style-name="Preformatted_20_Text">
      <style:paragraph-properties fo:margin-top="0cm" fo:margin-bottom="0.499cm" fo:background-color="#cccccc">
        <style:background-image/>
      </style:paragraph-properties>
    </style:style>
    <style:style style:name="P12" style:family="paragraph" style:parent-style-name="Preformatted_20_Text">
      <style:paragraph-properties fo:background-color="#cccccc">
        <style:background-image/>
      </style:paragraph-properties>
    </style:style>
    <style:style style:name="P13" style:family="paragraph" style:parent-style-name="Preformatted_20_Text">
      <style:paragraph-properties fo:text-align="justify" style:justify-single-word="false" fo:background-color="#cccccc">
        <style:background-image/>
      </style:paragraph-properties>
    </style:style>
    <style:style style:name="P14" style:family="paragraph" style:parent-style-name="Preformatted_20_Text">
      <style:paragraph-properties fo:background-color="#cccccc">
        <style:tab-stops/>
        <style:background-image/>
      </style:paragraph-properties>
    </style:style>
    <style:style style:name="P15" style:family="paragraph" style:parent-style-name="Preformatted_20_Text">
      <style:paragraph-properties fo:background-color="#ffffff">
        <style:background-image/>
      </style:paragraph-properties>
    </style:style>
    <style:style style:name="T1" style:family="text">
      <style:text-properties fo:color="#555555"/>
    </style:style>
    <style:style style:name="T2" style:family="text">
      <style:text-properties fo:color="#555555"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
      <text:h text:style-name="P9" text:outline-level="1">Arrowhead Authorization Core Service 4.1.3 ­ Release Notes</text:h>
      <text:h text:style-name="P9" text:outline-level="1"><text:s/></text:h>
      <text:p text:style-name="Standard"/>
      <text:p text:style-name="P1">In Arrowhead version 4.1.3, the whole codebase of the Arrowhead framework has been rewritten using Spring Boot technology. We believe the new version is better both in code quality, performance and robustness. It is easier to use, maintain and improve.</text:p>
      <text:p text:style-name="P1">However, this means that Arrowhead version 4.1.3 is NOT compatible with providers and consumers written for version 4.1.2 because the changes affect not just the backend but the public interface of the core services, too.</text:p>
      <text:p text:style-name="P1">This document describes the new public API of the Arrowhead Authorization Core Service 4.1.3 and shows the key differences between the new interface and the old one.</text:p>
      <text:h text:style-name="Heading_20_2" text:outline-level="2">Client Services </text:h>
      <text:p text:style-name="Standard">These services can be used by providers and consumers of the Arrowhead Cloud.</text:p>
      <text:p text:style-name="Standard"/>
      <text:p text:style-name="Standard"><text:span text:style-name="T3">Uri</text:span>: /authorization/echo </text:p>
      <text:p text:style-name="Standard"><text:span text:style-name="T3">Type</text:span>: GET</text:p>
      <text:p text:style-name="Standard"/>
      <text:p text:style-name="P1">Returns a “Got it” message with the purpose of testing the core service availability.</text:p>
      <text:p text:style-name="Standard"/>
      <text:p text:style-name="Standard"><text:span text:style-name="T4">4.1.2 version</text:span>: GET /authorization/mgmt</text:p>
      <text:p text:style-name="P1">It was only available for system operator of the local cloud.</text:p>
      <text:p text:style-name="Standard"/>
      <text:p text:style-name="Standard"><text:span text:style-name="T3">Uri</text:span>: /authorization/publickey </text:p>
      <text:p text:style-name="Standard"><text:span text:style-name="T3">Type</text:span>: GET</text:p>
      <text:p text:style-name="Standard"/>
      <text:p text:style-name="P1">Returns the public key of the Authorization core service as a (Base64 encoded) text. This service is necessary for providers if they want to utilize the token based security.</text:p>
      <text:p text:style-name="P1"/>
      <text:p text:style-name="P1"><text:span text:style-name="T4">4.1.2 version</text:span>: GET /authorization/mgmt/publickey</text:p>
      <text:p text:style-name="P1">It was only available for system operator of the local cloud.</text:p>
      <text:h text:style-name="Heading_20_2" text:outline-level="2">Management Services</text:h>
      <text:p text:style-name="P1">These services can only be used by the system operator of the local cloud. All date fields contain the text representation of a UTC timestamp. </text:p>
      <text:p text:style-name="P1"/>
      <text:p text:style-name="Standard"><text:span text:style-name="T3">Uri</text:span>: /authorization/mgmt/intracloud </text:p>
      <text:p text:style-name="Standard"><text:span text:style-name="T3">Type</text:span>: GET</text:p>
      <text:p text:style-name="Standard"><text:span text:style-name="T3">Query params</text:span>: </text:p>
      <text:list xml:id="list8567241052553604022" text:style-name="L2">
        <text:list-item>
          <text:p text:style-name="P3"><text:span text:style-name="T4">page</text:span> – zero-based page index (optional),</text:p>
        </text:list-item>
        <text:list-item>
          <text:p text:style-name="P3"><text:span text:style-name="T4">item_per_page</text:span> – maximum number of items returned (optional),</text:p>
        </text:list-item>
        <text:list-item>
          <text:p text:style-name="P3"><text:span text:style-name="T4">sort_field</text:span> – sort field (optional, default: id, possible values: id, createdAt, updatedAt),</text:p>
        </text:list-item>
        <text:list-item>
          <text:p text:style-name="P3"><text:span text:style-name="T4">direction</text:span> – direction of sorting (optional, default: ASC, possible values: ASC or DESC)</text:p>
        </text:list-item>
      </text:list>
      <text:p text:style-name="P1"><text:soft-page-break/>Returns a page of intra-cloud related authorization records. If page and item_per_page are not defined, returns all records. </text:p>
      <text:p text:style-name="P1"/>
      <text:p text:style-name="P1">Returned JSON structure:</text:p>
      <text:p text:style-name="P10"/>
      <text:p text:style-name="P12">{</text:p>
      <text:p text:style-name="P12"><text:span text:style-name="T1"><text:s text:c="2"/>"count"</text:span>:<text:span text:style-name="T1"> </text:span><text:span text:style-name="T2">0</text:span>,</text:p>
      <text:p text:style-name="P12"><text:span text:style-name="T1"><text:s text:c="2"/>"data"</text:span>:<text:span text:style-name="T1"> </text:span>[</text:p>
      <text:p text:style-name="P12"><text:span text:style-name="T1"><text:s text:c="4"/></text:span>{</text:p>
      <text:p text:style-name="P12"><text:span text:style-name="T1"><text:s text:c="6"/>"id"</text:span>:<text:span text:style-name="T1"> </text:span><text:span text:style-name="T2">0</text:span>,</text:p>
      <text:p text:style-name="P12"><text:span text:style-name="T1"><text:s text:c="6"/>"consumerSystem"</text:span>:<text:span text:style-name="T1"> </text:span>{</text:p>
      <text:p text:style-name="P12"><text:span text:style-name="T1"><text:s text:c="8"/>"id"</text:span>:<text:span text:style-name="T1"> </text:span><text:span text:style-name="T2">0</text:span>,</text:p>
      <text:p text:style-name="P12"><text:span text:style-name="T1"><text:s text:c="4"/></text:span><text:span text:style-name="T1"><text:s text:c="4"/>"systemName": "string",</text:span></text:p>
      <text:p text:style-name="P12"><text:span text:style-name="T1"><text:s text:c="8"/>"address"</text:span>:<text:span text:style-name="T1"> "string"</text:span>,</text:p>
      <text:p text:style-name="P12"><text:span text:style-name="T1"><text:s text:c="8"/>"port": </text:span><text:span text:style-name="T2">0</text:span><text:span text:style-name="T1">,</text:span></text:p>
      <text:p text:style-name="P12"><text:span text:style-name="T1"><text:s text:c="8"/>"authenticationInfo"</text:span>:<text:span text:style-name="T1"> "string"</text:span>,</text:p>
      <text:p text:style-name="P12"><text:span text:style-name="T1"><text:s text:c="8"/>"createdAt"</text:span>:<text:span text:style-name="T1"> "string"</text:span>,</text:p>
      <text:p text:style-name="P12"><text:span text:style-name="T1"><text:s text:c="8"/>"systemName"</text:span>:<text:span text:style-name="T1"> "string"</text:span>,</text:p>
      <text:p text:style-name="P12"><text:span text:style-name="T1"><text:s text:c="8"/>"updatedAt"</text:span>:<text:span text:style-name="T1"> "string"</text:span></text:p>
      <text:p text:style-name="P12"><text:span text:style-name="T1"><text:s text:c="6"/></text:span>},</text:p>
      <text:p text:style-name="P12"><text:span text:style-name="T1"><text:s text:c="6"/>"providerSystem"</text:span>:<text:span text:style-name="T1"> </text:span>{</text:p>
      <text:p text:style-name="P12"><text:span text:style-name="T1"><text:s text:c="8"/>"id"</text:span>:<text:span text:style-name="T1"> </text:span><text:span text:style-name="T2">0</text:span>,</text:p>
      <text:p text:style-name="P12"><text:span text:style-name="T1"><text:s text:c="8"/>"systemName"</text:span>:<text:span text:style-name="T1"> "string"</text:span>,</text:p>
      <text:p text:style-name="P12"><text:span text:style-name="T1"><text:s text:c="8"/>"address"</text:span>:<text:span text:style-name="T1"> "string"</text:span>,</text:p>
      <text:p text:style-name="P12"><text:span text:style-name="T1"><text:s text:c="8"/>"port"</text:span>:<text:span text:style-name="T1"> </text:span><text:span text:style-name="T2">0</text:span>,</text:p>
      <text:p text:style-name="P12"><text:span text:style-name="T1"><text:s text:c="8"/>"authenticationInfo"</text:span>:<text:span text:style-name="T1"> "string"</text:span>,</text:p>
      <text:p text:style-name="P12"><text:span text:style-name="T1"><text:s text:c="8"/>"createdAt"</text:span>:<text:span text:style-name="T1"> "string"</text:span>,</text:p>
      <text:p text:style-name="P12"><text:span text:style-name="T1"><text:s text:c="8"/>"updatedAt"</text:span>:<text:span text:style-name="T1"> "string"</text:span></text:p>
      <text:p text:style-name="P12"><text:span text:style-name="T1"><text:s text:c="6"/></text:span>},</text:p>
      <text:p text:style-name="P12"><text:span text:style-name="T1"><text:s text:c="6"/>"serviceDefinition"</text:span>:<text:span text:style-name="T1"> </text:span>{</text:p>
      <text:p text:style-name="P12"><text:span text:style-name="T1"><text:s text:c="8"/>"id"</text:span>:<text:span text:style-name="T1"> </text:span><text:span text:style-name="T2">0</text:span>,</text:p>
      <text:p text:style-name="P12"><text:span text:style-name="T1"><text:s text:c="8"/>"serviceDefinition"</text:span>:<text:span text:style-name="T1"> "string"</text:span>,</text:p>
      <text:p text:style-name="P12"><text:span text:style-name="T1"><text:s text:c="8"/>"createdAt"</text:span>:<text:span text:style-name="T1"> "string"</text:span>,</text:p>
      <text:p text:style-name="P12"><text:span text:style-name="T1"><text:s text:c="8"/>"updatedAt"</text:span>:<text:span text:style-name="T1"> "string"</text:span></text:p>
      <text:p text:style-name="P12"><text:span text:style-name="T1"><text:s text:c="6"/></text:span>},</text:p>
      <text:p text:style-name="P12"><text:span text:style-name="T1"><text:s text:c="6"/>"interfaces"</text:span>:<text:span text:style-name="T1"> </text:span>[</text:p>
      <text:p text:style-name="P12"><text:span text:style-name="T1"><text:s text:c="8"/></text:span>{</text:p>
      <text:p text:style-name="P12"><text:span text:style-name="T1"><text:s text:c="10"/>"id"</text:span>:<text:span text:style-name="T1"> </text:span><text:span text:style-name="T2">0</text:span>,</text:p>
      <text:p text:style-name="P12"><text:span text:style-name="T1"><text:s text:c="10"/>"interfaceName"</text:span>:<text:span text:style-name="T1"> "string"</text:span>,</text:p>
      <text:p text:style-name="P12"><text:span text:style-name="T1"><text:s text:c="10"/>"createdAt"</text:span>:<text:span text:style-name="T1"> "string"</text:span>,</text:p>
      <text:p text:style-name="P12"><text:span text:style-name="T1"><text:s text:c="10"/>"updatedAt"</text:span>:<text:span text:style-name="T1"> "string"</text:span></text:p>
      <text:p text:style-name="P12"><text:span text:style-name="T1"><text:s text:c="8"/></text:span>}</text:p>
      <text:p text:style-name="P12"><text:span text:style-name="T1"><text:s text:c="6"/></text:span>],</text:p>
      <text:p text:style-name="P12"><text:span text:style-name="T1"><text:s text:c="6"/>"createdAt"</text:span>:<text:span text:style-name="T1"> "string"</text:span>,</text:p>
      <text:p text:style-name="P12"><text:span text:style-name="T1"><text:s text:c="6"/>"updatedAt"</text:span>:<text:span text:style-name="T1"> "string"</text:span></text:p>
      <text:p text:style-name="P12"><text:span text:style-name="T1"><text:s text:c="4"/></text:span>}</text:p>
      <text:p text:style-name="P12"><text:span text:style-name="T1"><text:s text:c="2"/></text:span>]</text:p>
      <text:p text:style-name="P11">}</text:p>
      <text:p text:style-name="P1">Authorization is a little stricter than before: the access now depends on specific interfaces besides provider and service.</text:p>
      <text:p text:style-name="P1"/>
      <text:p text:style-name="P1"><text:span text:style-name="T4">4.1.2 version</text:span>: GET /authorization/mgmt/intracloud</text:p>
      <text:p text:style-name="P1">This version always returned all records in an array of JSON objects. The objects did not contain any time information. Access didn't depend on interface.</text:p>
      <text:p text:style-name="P1"/>
      <text:p text:style-name="Standard"><text:span text:style-name="T3">Uri</text:span>: /authorization/mgmt/intracloud </text:p>
      <text:p text:style-name="Standard"><text:span text:style-name="T3">Type</text:span>: POST</text:p>
      <text:p text:style-name="Standard"/>
      <text:p text:style-name="P1">Creates intra-cloud authorization records and returns the newly created records.</text:p>
      <text:p text:style-name="P1"><text:soft-page-break/></text:p>
      <text:p text:style-name="P1">Input JSON structure:</text:p>
      <text:p text:style-name="P1"/>
      <text:p text:style-name="P12">{</text:p>
      <text:p text:style-name="P12"><text:span text:style-name="T1"><text:s text:c="2"/>"consumerId"</text:span>:<text:span text:style-name="T1"> </text:span><text:span text:style-name="T2">0</text:span>,</text:p>
      <text:p text:style-name="P12"><text:span text:style-name="T1"><text:s text:c="2"/>"providerIds"</text:span>:<text:span text:style-name="T1"> </text:span>[</text:p>
      <text:p text:style-name="P12"><text:span text:style-name="T1"><text:s text:c="4"/></text:span><text:span text:style-name="T2">0</text:span></text:p>
      <text:p text:style-name="P12"><text:span text:style-name="T1"><text:s text:c="2"/></text:span>],</text:p>
      <text:p text:style-name="P12"><text:span text:style-name="T1"><text:s text:c="2"/>"interfaceIds"</text:span>:<text:span text:style-name="T1"> </text:span>[</text:p>
      <text:p text:style-name="P12"><text:span text:style-name="T1"><text:s text:c="4"/></text:span><text:span text:style-name="T2">0</text:span></text:p>
      <text:p text:style-name="P12"><text:span text:style-name="T1"><text:s text:c="2"/></text:span>],</text:p>
      <text:p text:style-name="P12"><text:span text:style-name="T1"><text:s text:c="2"/>"serviceDefinitionIds"</text:span>:<text:span text:style-name="T1"> </text:span>[</text:p>
      <text:p text:style-name="P12"><text:span text:style-name="T1"><text:s text:c="4"/></text:span><text:span text:style-name="T2">0</text:span></text:p>
      <text:p text:style-name="P12"><text:span text:style-name="T1"><text:s text:c="2"/></text:span>]</text:p>
      <text:p text:style-name="P11">}</text:p>
      <text:p text:style-name="P1">This is a very general stucture, however only two possible combinations are allowed:</text:p>
      <text:list xml:id="list8798582039010301476" text:style-name="L3">
        <text:list-item>
          <text:p text:style-name="P2">one provider id, one interface id with multiple service definition ids, and</text:p>
        </text:list-item>
        <text:list-item>
          <text:p text:style-name="P2">multiple provider ids, multiple interface ids with one service definition id.</text:p>
          <text:p text:style-name="P4"/>
        </text:list-item>
      </text:list>
      <text:p text:style-name="P1">Returned JSON structure:</text:p>
      <text:p text:style-name="Standard"/>
      <text:p text:style-name="P12">{</text:p>
      <text:p text:style-name="P12"><text:span text:style-name="T1"><text:s text:c="2"/>"count"</text:span>:<text:span text:style-name="T1"> </text:span><text:span text:style-name="T2">0</text:span>,</text:p>
      <text:p text:style-name="P12"><text:span text:style-name="T1"><text:s text:c="2"/>"data"</text:span>:<text:span text:style-name="T1"> </text:span>[</text:p>
      <text:p text:style-name="P12"><text:span text:style-name="T1"><text:s text:c="4"/></text:span>{</text:p>
      <text:p text:style-name="P12"><text:span text:style-name="T1"><text:s text:c="6"/>"id"</text:span>:<text:span text:style-name="T1"> </text:span><text:span text:style-name="T2">0</text:span>,</text:p>
      <text:p text:style-name="P12"><text:span text:style-name="T1"><text:s text:c="6"/>"consumerSystem"</text:span>:<text:span text:style-name="T1"> </text:span>{</text:p>
      <text:p text:style-name="P12"><text:span text:style-name="T1"><text:s text:c="8"/>"id"</text:span>:<text:span text:style-name="T1"> </text:span><text:span text:style-name="T2">0</text:span>,</text:p>
      <text:p text:style-name="P12"><text:span text:style-name="T1"><text:s text:c="4"/></text:span><text:span text:style-name="T1"><text:s text:c="4"/>"systemName": "string",</text:span></text:p>
      <text:p text:style-name="P12"><text:span text:style-name="T1"><text:s text:c="8"/>"address"</text:span>:<text:span text:style-name="T1"> "string"</text:span>,</text:p>
      <text:p text:style-name="P12"><text:span text:style-name="T1"><text:s text:c="8"/>"port": </text:span><text:span text:style-name="T2">0</text:span><text:span text:style-name="T1">,</text:span></text:p>
      <text:p text:style-name="P12"><text:span text:style-name="T1"><text:s text:c="8"/>"authenticationInfo"</text:span>:<text:span text:style-name="T1"> "string"</text:span>,</text:p>
      <text:p text:style-name="P12"><text:span text:style-name="T1"><text:s text:c="8"/>"createdAt"</text:span>:<text:span text:style-name="T1"> "string"</text:span>,</text:p>
      <text:p text:style-name="P12"><text:span text:style-name="T1"><text:s text:c="8"/>"systemName"</text:span>:<text:span text:style-name="T1"> "string"</text:span>,</text:p>
      <text:p text:style-name="P12"><text:span text:style-name="T1"><text:s text:c="8"/>"updatedAt"</text:span>:<text:span text:style-name="T1"> "string"</text:span></text:p>
      <text:p text:style-name="P12"><text:span text:style-name="T1"><text:s text:c="6"/></text:span>},</text:p>
      <text:p text:style-name="P12"><text:span text:style-name="T1"><text:s text:c="6"/>"providerSystem"</text:span>:<text:span text:style-name="T1"> </text:span>{</text:p>
      <text:p text:style-name="P12"><text:span text:style-name="T1"><text:s text:c="8"/>"id"</text:span>:<text:span text:style-name="T1"> </text:span><text:span text:style-name="T2">0</text:span>,</text:p>
      <text:p text:style-name="P12"><text:span text:style-name="T1"><text:s text:c="8"/>"systemName"</text:span>:<text:span text:style-name="T1"> "string"</text:span>,</text:p>
      <text:p text:style-name="P12"><text:span text:style-name="T1"><text:s text:c="8"/>"address"</text:span>:<text:span text:style-name="T1"> "string"</text:span>,</text:p>
      <text:p text:style-name="P12"><text:span text:style-name="T1"><text:s text:c="8"/>"port"</text:span>:<text:span text:style-name="T1"> </text:span><text:span text:style-name="T2">0</text:span>,</text:p>
      <text:p text:style-name="P12"><text:span text:style-name="T1"><text:s text:c="8"/>"authenticationInfo"</text:span>:<text:span text:style-name="T1"> "string"</text:span>,</text:p>
      <text:p text:style-name="P12"><text:span text:style-name="T1"><text:s text:c="8"/>"createdAt"</text:span>:<text:span text:style-name="T1"> "string"</text:span>,</text:p>
      <text:p text:style-name="P12"><text:span text:style-name="T1"><text:s text:c="8"/>"updatedAt"</text:span>:<text:span text:style-name="T1"> "string"</text:span></text:p>
      <text:p text:style-name="P12"><text:span text:style-name="T1"><text:s text:c="6"/></text:span>},</text:p>
      <text:p text:style-name="P12"><text:span text:style-name="T1"><text:s text:c="6"/>"serviceDefinition"</text:span>:<text:span text:style-name="T1"> </text:span>{</text:p>
      <text:p text:style-name="P12"><text:span text:style-name="T1"><text:s text:c="8"/>"id"</text:span>:<text:span text:style-name="T1"> </text:span><text:span text:style-name="T2">0</text:span>,</text:p>
      <text:p text:style-name="P12"><text:span text:style-name="T1"><text:s text:c="8"/>"serviceDefinition"</text:span>:<text:span text:style-name="T1"> "string"</text:span>,</text:p>
      <text:p text:style-name="P12"><text:span text:style-name="T1"><text:s text:c="8"/>"createdAt"</text:span>:<text:span text:style-name="T1"> "string"</text:span>,</text:p>
      <text:p text:style-name="P12"><text:span text:style-name="T1"><text:s text:c="8"/>"updatedAt"</text:span>:<text:span text:style-name="T1"> "string"</text:span></text:p>
      <text:p text:style-name="P12"><text:span text:style-name="T1"><text:s text:c="6"/></text:span>},</text:p>
      <text:p text:style-name="P12"><text:span text:style-name="T1"><text:s text:c="6"/>"interfaces"</text:span>:<text:span text:style-name="T1"> </text:span>[</text:p>
      <text:p text:style-name="P12"><text:span text:style-name="T1"><text:s text:c="8"/></text:span>{</text:p>
      <text:p text:style-name="P12"><text:span text:style-name="T1"><text:s text:c="10"/>"id"</text:span>:<text:span text:style-name="T1"> </text:span><text:span text:style-name="T2">0</text:span>,</text:p>
      <text:p text:style-name="P12"><text:span text:style-name="T1"><text:s text:c="10"/>"interfaceName"</text:span>:<text:span text:style-name="T1"> "string"</text:span>,</text:p>
      <text:p text:style-name="P12"><text:span text:style-name="T1"><text:s text:c="10"/>"createdAt"</text:span>:<text:span text:style-name="T1"> "string"</text:span>,</text:p>
      <text:p text:style-name="P12"><text:span text:style-name="T1"><text:s text:c="10"/>"updatedAt"</text:span>:<text:span text:style-name="T1"> "string"</text:span></text:p>
      <text:p text:style-name="P12"><text:span text:style-name="T1"><text:s text:c="8"/></text:span>}</text:p>
      <text:p text:style-name="P12"><text:span text:style-name="T1"><text:s text:c="6"/></text:span>],</text:p>
      <text:p text:style-name="P12"><text:span text:style-name="T1"><text:s text:c="6"/>"createdAt"</text:span>:<text:span text:style-name="T1"> "string"</text:span>,</text:p>
      <text:p text:style-name="P12"><text:soft-page-break/><text:span text:style-name="T1"><text:s text:c="6"/>"updatedAt"</text:span>:<text:span text:style-name="T1"> "string"</text:span></text:p>
      <text:p text:style-name="P12"><text:span text:style-name="T1"><text:s text:c="4"/></text:span>}</text:p>
      <text:p text:style-name="P12"><text:span text:style-name="T1"><text:s text:c="2"/></text:span>]</text:p>
      <text:p text:style-name="P11">}</text:p>
      <text:p text:style-name="P1"><text:span text:style-name="T4">4.1.2 version</text:span>: POST /authorization/mgmt/intracloud</text:p>
      <text:p text:style-name="P1">This version required whole JSON objects as consumer, provider and service instead of ids and don't use interface restrictions.</text:p>
      <text:p text:style-name="P1"/>
      <text:p text:style-name="Standard"><text:span text:style-name="T3">Uri</text:span>: /authorization/mgmt/intracloud/{id} </text:p>
      <text:p text:style-name="Standard"><text:span text:style-name="T3">Type</text:span>: GET</text:p>
      <text:p text:style-name="Standard"/>
      <text:p text:style-name="P1">Returns the intra-cloud related authorization record specified by the id path parameter.</text:p>
      <text:p text:style-name="P1"/>
      <text:p text:style-name="P1">Return JSON structure: </text:p>
      <text:p text:style-name="P1"/>
      <text:p text:style-name="P13">{</text:p>
      <text:p text:style-name="P14"><text:span text:style-name="T1"><text:s text:c="2"/>"id"</text:span>:<text:span text:style-name="T1"> </text:span><text:span text:style-name="T2">0</text:span>,</text:p>
      <text:p text:style-name="P14"><text:span text:style-name="T1"><text:s text:c="2"/>"consumerSystem"</text:span>:<text:span text:style-name="T1"> </text:span>{</text:p>
      <text:p text:style-name="P14"><text:span text:style-name="T1"><text:s text:c="4"/>"id"</text:span>:<text:span text:style-name="T1"> </text:span><text:span text:style-name="T2">0</text:span>,</text:p>
      <text:p text:style-name="P14"><text:span text:style-name="T1"><text:s text:c="4"/>"systemName": "string",</text:span></text:p>
      <text:p text:style-name="P14"><text:span text:style-name="T1"><text:s text:c="4"/>"address"</text:span>:<text:span text:style-name="T1"> "string"</text:span>,</text:p>
      <text:p text:style-name="P14"><text:span text:style-name="T1"><text:s text:c="4"/>"port": </text:span><text:span text:style-name="T2">0</text:span><text:span text:style-name="T1">,</text:span></text:p>
      <text:p text:style-name="P14"><text:span text:style-name="T1"><text:s text:c="4"/>"authenticationInfo"</text:span>:<text:span text:style-name="T1"> "string"</text:span>,</text:p>
      <text:p text:style-name="P14"><text:span text:style-name="T1"><text:s text:c="4"/>"createdAt"</text:span>:<text:span text:style-name="T1"> "string"</text:span>,</text:p>
      <text:p text:style-name="P14"><text:span text:style-name="T1"><text:s text:c="4"/>"systemName"</text:span>:<text:span text:style-name="T1"> "string"</text:span>,</text:p>
      <text:p text:style-name="P14"><text:span text:style-name="T1"><text:s text:c="4"/>"updatedAt"</text:span>:<text:span text:style-name="T1"> "string"</text:span></text:p>
      <text:p text:style-name="P14"><text:span text:style-name="T1"><text:s text:c="2"/></text:span>},</text:p>
      <text:p text:style-name="P14"><text:span text:style-name="T1"><text:s text:c="2"/>"providerSystem"</text:span>:<text:span text:style-name="T1"> </text:span>{</text:p>
      <text:p text:style-name="P14"><text:span text:style-name="T1"><text:s text:c="4"/>"id"</text:span>:<text:span text:style-name="T1"> </text:span><text:span text:style-name="T2">0</text:span>,</text:p>
      <text:p text:style-name="P14"><text:span text:style-name="T1"><text:s text:c="4"/>"systemName"</text:span>:<text:span text:style-name="T1"> "string"</text:span>,</text:p>
      <text:p text:style-name="P14"><text:span text:style-name="T1"><text:s text:c="4"/>"address"</text:span>:<text:span text:style-name="T1"> "string"</text:span>,</text:p>
      <text:p text:style-name="P14"><text:span text:style-name="T1"><text:s text:c="4"/>"port"</text:span>:<text:span text:style-name="T1"> </text:span><text:span text:style-name="T2">0</text:span>,</text:p>
      <text:p text:style-name="P14"><text:span text:style-name="T1"><text:s text:c="4"/>"authenticationInfo"</text:span>:<text:span text:style-name="T1"> "string"</text:span>,</text:p>
      <text:p text:style-name="P14"><text:span text:style-name="T1"><text:s text:c="4"/>"createdAt"</text:span>:<text:span text:style-name="T1"> "string"</text:span>,</text:p>
      <text:p text:style-name="P14"><text:span text:style-name="T1"><text:s text:c="4"/>"updatedAt"</text:span>:<text:span text:style-name="T1"> "string"</text:span></text:p>
      <text:p text:style-name="P14"><text:span text:style-name="T1"><text:s text:c="2"/></text:span>},</text:p>
      <text:p text:style-name="P14"><text:span text:style-name="T1"><text:s text:c="2"/>"serviceDefinition"</text:span>:<text:span text:style-name="T1"> </text:span>{</text:p>
      <text:p text:style-name="P14"><text:span text:style-name="T1"><text:s text:c="4"/>"id"</text:span>:<text:span text:style-name="T1"> </text:span><text:span text:style-name="T2">0</text:span>,</text:p>
      <text:p text:style-name="P14"><text:span text:style-name="T1"><text:s text:c="4"/>"serviceDefinition"</text:span>:<text:span text:style-name="T1"> "string"</text:span>,</text:p>
      <text:p text:style-name="P14"><text:span text:style-name="T1"><text:s text:c="4"/>"createdAt"</text:span>:<text:span text:style-name="T1"> "string"</text:span>,</text:p>
      <text:p text:style-name="P14"><text:span text:style-name="T1"><text:s text:c="4"/>"updatedAt"</text:span>:<text:span text:style-name="T1"> "string"</text:span></text:p>
      <text:p text:style-name="P14"><text:span text:style-name="T1"><text:s text:c="2"/></text:span>},</text:p>
      <text:p text:style-name="P14"><text:span text:style-name="T1"><text:s text:c="2"/>"interfaces"</text:span>:<text:span text:style-name="T1"> </text:span>[</text:p>
      <text:p text:style-name="P14"><text:span text:style-name="T1"><text:s text:c="4"/></text:span>{</text:p>
      <text:p text:style-name="P14"><text:span text:style-name="T1"><text:s text:c="6"/>"id"</text:span>:<text:span text:style-name="T1"> </text:span><text:span text:style-name="T2">0</text:span>,</text:p>
      <text:p text:style-name="P14"><text:span text:style-name="T1"><text:s text:c="6"/>"interfaceName"</text:span>:<text:span text:style-name="T1"> "string"</text:span>,</text:p>
      <text:p text:style-name="P14"><text:span text:style-name="T1"><text:s text:c="6"/>"createdAt"</text:span>:<text:span text:style-name="T1"> "string"</text:span>,</text:p>
      <text:p text:style-name="P14"><text:span text:style-name="T1"><text:s text:c="6"/>"updatedAt"</text:span>:<text:span text:style-name="T1"> "string"</text:span></text:p>
      <text:p text:style-name="P14"><text:span text:style-name="T1"><text:s text:c="4"/></text:span>}</text:p>
      <text:p text:style-name="P14"><text:span text:style-name="T1"><text:s text:c="2"/></text:span>],</text:p>
      <text:p text:style-name="P14"><text:span text:style-name="T1"><text:s text:c="2"/>"createdAt"</text:span>:<text:span text:style-name="T1"> "string"</text:span>,</text:p>
      <text:p text:style-name="P14"><text:span text:style-name="T1"><text:s text:c="2"/>"updatedAt"</text:span>:<text:span text:style-name="T1"> "string"</text:span></text:p>
      <text:p text:style-name="P12">}</text:p>
      <text:p text:style-name="P15"/>
      <text:p text:style-name="P8"><text:span text:style-name="T4">4.1.2 version</text:span>: GET /authorization/mgmt/intracloud/{id}</text:p>
      <text:p text:style-name="P1">The returned structure did not contain time information and interface restrictions.</text:p>
      <text:p text:style-name="P1"/>
      <text:p text:style-name="Standard"><text:span text:style-name="T3">Uri</text:span>: /authorization/mgmt/intracloud/{id} </text:p>
      <text:p text:style-name="Standard"><text:span text:style-name="T3">Type</text:span>: DELETE</text:p>
      <text:p text:style-name="Standard"><text:soft-page-break/></text:p>
      <text:p text:style-name="P1">Removes the intra-cloud related authorization record specified by the id path parameter.</text:p>
      <text:p text:style-name="P1"/>
      <text:p text:style-name="P1"><text:span text:style-name="T4">4.1.2 version</text:span>: DELETE /authorization/mgmt/intracloud/{id}</text:p>
      <text:p text:style-name="P1">Basically is the same than the new version.</text:p>
      <text:p text:style-name="P1"/>
      <text:p text:style-name="Standard"><text:span text:style-name="T3">Uri</text:span>: /authorization/mgmt/intercloud </text:p>
      <text:p text:style-name="Standard"><text:span text:style-name="T3">Type</text:span>: GET</text:p>
      <text:p text:style-name="Standard"><text:span text:style-name="T3">Query params</text:span>: </text:p>
      <text:list xml:id="list4472190339252892120" text:style-name="L4">
        <text:list-item>
          <text:p text:style-name="P5"><text:span text:style-name="T4">page</text:span> – zero-based page index (optional),</text:p>
        </text:list-item>
        <text:list-item>
          <text:p text:style-name="P5"><text:span text:style-name="T4">item_per_page</text:span> – maximum number of items returned (optional),</text:p>
        </text:list-item>
        <text:list-item>
          <text:p text:style-name="P5"><text:span text:style-name="T4">sort_field</text:span> – sort field (optional, default: id, possible values: id, createdAt, updatedAt),</text:p>
        </text:list-item>
        <text:list-item>
          <text:p text:style-name="P5"><text:span text:style-name="T4">direction</text:span> – direction of sorting (optional, default: ASC, possible values: ASC or DESC)</text:p>
          <text:p text:style-name="P5"/>
        </text:list-item>
      </text:list>
      <text:p text:style-name="P1">Returns a page of inter-cloud related authorization records. If page and item_per_page are not defined, returns all records. </text:p>
      <text:p text:style-name="P1">Returned JSON structure:</text:p>
      <text:p text:style-name="P1"/>
      <text:p text:style-name="P12">{</text:p>
      <text:p text:style-name="P12"><text:span text:style-name="T1"><text:s text:c="2"/>"count"</text:span>:<text:span text:style-name="T1"> </text:span><text:span text:style-name="T2">0</text:span>,</text:p>
      <text:p text:style-name="P12"><text:span text:style-name="T1"><text:s text:c="2"/>"data"</text:span>:<text:span text:style-name="T1"> </text:span>[</text:p>
      <text:p text:style-name="P12"><text:span text:style-name="T1"><text:s text:c="4"/></text:span>{</text:p>
      <text:p text:style-name="P12"><text:span text:style-name="T1"><text:s text:c="6"/>"id"</text:span>:<text:span text:style-name="T1"> </text:span><text:span text:style-name="T2">0</text:span>,</text:p>
      <text:p text:style-name="P12"><text:span text:style-name="T1"><text:s text:c="6"/>"cloud"</text:span>:<text:span text:style-name="T1"> </text:span>{</text:p>
      <text:p text:style-name="P12"><text:span text:style-name="T1"><text:s text:c="8"/>"id"</text:span>:<text:span text:style-name="T1"> </text:span><text:span text:style-name="T2">0</text:span>,</text:p>
      <text:p text:style-name="P12"><text:span text:style-name="T1"><text:s text:c="8"/>"operator"</text:span>:<text:span text:style-name="T1"> "string"</text:span>,</text:p>
      <text:p text:style-name="P12"><text:span text:style-name="T1"><text:s text:c="8"/>"name"</text:span>:<text:span text:style-name="T1"> "string"</text:span>,</text:p>
      <text:p text:style-name="P12"><text:span text:style-name="T1"><text:s text:c="8"/>"authenticationInfo"</text:span>:<text:span text:style-name="T1"> "string"</text:span>,</text:p>
      <text:p text:style-name="P12"><text:span text:style-name="T1"><text:s text:c="8"/>"secure"</text:span>:<text:span text:style-name="T1"> </text:span>true,</text:p>
      <text:p text:style-name="P12"><text:span text:style-name="T1"><text:s text:c="8"/>"neighbor"</text:span>:<text:span text:style-name="T1"> </text:span>true,</text:p>
      <text:p text:style-name="P12"><text:span text:style-name="T1"><text:s text:c="8"/>"ownCloud"</text:span>:<text:span text:style-name="T1"> </text:span>true,</text:p>
      <text:p text:style-name="P12"><text:span text:style-name="T1"><text:s text:c="8"/>"createdAt"</text:span>:<text:span text:style-name="T1"> "string"</text:span>,</text:p>
      <text:p text:style-name="P12"><text:span text:style-name="T1"><text:s text:c="8"/>"updatedAt"</text:span>:<text:span text:style-name="T1"> "string"</text:span></text:p>
      <text:p text:style-name="P12"><text:span text:style-name="T1"><text:s text:c="6"/></text:span>},</text:p>
      <text:p text:style-name="P12"><text:span text:style-name="T1"><text:s text:c="6"/>"provider"</text:span>:<text:span text:style-name="T1"> </text:span>{</text:p>
      <text:p text:style-name="P12"><text:span text:style-name="T1"><text:s text:c="8"/>"id"</text:span>:<text:span text:style-name="T1"> </text:span><text:span text:style-name="T2">0</text:span>,</text:p>
      <text:p text:style-name="P12"><text:span text:style-name="T1"><text:s text:c="8"/>"systemName"</text:span>:<text:span text:style-name="T1"> "string"</text:span>,</text:p>
      <text:p text:style-name="P12"><text:span text:style-name="T1"><text:s text:c="8"/>"address"</text:span>:<text:span text:style-name="T1"> "string"</text:span>,</text:p>
      <text:p text:style-name="P12"><text:span text:style-name="T1"><text:s text:c="8"/>"port"</text:span>:<text:span text:style-name="T1"> </text:span><text:span text:style-name="T2">0</text:span>,</text:p>
      <text:p text:style-name="P12"><text:span text:style-name="T1"><text:s text:c="8"/>"authenticationInfo"</text:span>:<text:span text:style-name="T1"> "string"</text:span>,</text:p>
      <text:p text:style-name="P12"><text:span text:style-name="T1"><text:s text:c="8"/>"createdAt"</text:span>:<text:span text:style-name="T1"> "string"</text:span>,</text:p>
      <text:p text:style-name="P12"><text:span text:style-name="T1"><text:s text:c="8"/>"updatedAt"</text:span>:<text:span text:style-name="T1"> "string"</text:span></text:p>
      <text:p text:style-name="P12"><text:span text:style-name="T1"><text:s text:c="6"/></text:span>},</text:p>
      <text:p text:style-name="P12"><text:span text:style-name="T1"><text:s text:c="6"/>"serviceDefinition"</text:span>:<text:span text:style-name="T1"> </text:span>{</text:p>
      <text:p text:style-name="P12"><text:span text:style-name="T1"><text:s text:c="8"/>"id"</text:span>:<text:span text:style-name="T1"> </text:span><text:span text:style-name="T2">0</text:span>,</text:p>
      <text:p text:style-name="P12"><text:span text:style-name="T1"><text:s text:c="8"/>"serviceDefinition"</text:span>:<text:span text:style-name="T1"> "string"</text:span>,</text:p>
      <text:p text:style-name="P12"><text:span text:style-name="T1"><text:s text:c="8"/>"createdAt"</text:span>:<text:span text:style-name="T1"> "string"</text:span>,</text:p>
      <text:p text:style-name="P12"><text:span text:style-name="T1"><text:s text:c="8"/>"updatedAt"</text:span>:<text:span text:style-name="T1"> "string"</text:span></text:p>
      <text:p text:style-name="P12"><text:span text:style-name="T1"><text:s text:c="6"/></text:span>},</text:p>
      <text:p text:style-name="P12"><text:span text:style-name="T1"><text:s text:c="6"/>"interfaces"</text:span>:<text:span text:style-name="T1"> </text:span>[</text:p>
      <text:p text:style-name="P12"><text:span text:style-name="T1"><text:s text:c="8"/></text:span>{</text:p>
      <text:p text:style-name="P12"><text:span text:style-name="T1"><text:s text:c="10"/>"id"</text:span>:<text:span text:style-name="T1"> </text:span><text:span text:style-name="T2">0</text:span>,</text:p>
      <text:p text:style-name="P12"><text:span text:style-name="T1"><text:s text:c="10"/>"interfaceName"</text:span>:<text:span text:style-name="T1"> "string"</text:span>,</text:p>
      <text:p text:style-name="P12"><text:span text:style-name="T1"><text:s text:c="10"/>"createdAt"</text:span>:<text:span text:style-name="T1"> "string"</text:span>,</text:p>
      <text:p text:style-name="P12"><text:span text:style-name="T1"><text:s text:c="10"/>"updatedAt"</text:span>:<text:span text:style-name="T1"> "string"</text:span></text:p>
      <text:p text:style-name="P12"><text:span text:style-name="T1"><text:s text:c="8"/></text:span>}</text:p>
      <text:p text:style-name="P12"><text:span text:style-name="T1"><text:s text:c="6"/></text:span>],</text:p>
      <text:p text:style-name="P12"><text:soft-page-break/><text:span text:style-name="T1"><text:s text:c="6"/>"createdAt"</text:span>:<text:span text:style-name="T1"> "string"</text:span>,</text:p>
      <text:p text:style-name="P12"><text:span text:style-name="T1"><text:s text:c="6"/>"updatedAt"</text:span>:<text:span text:style-name="T1"> "string"</text:span></text:p>
      <text:p text:style-name="P12"><text:span text:style-name="T1"><text:s text:c="4"/></text:span>}</text:p>
      <text:p text:style-name="P12"><text:span text:style-name="T1"><text:s text:c="2"/></text:span>]</text:p>
      <text:p text:style-name="P11">}</text:p>
      <text:p text:style-name="P1">Authorization is stricter than before: the access now depends on specific provider and interfaces besides service.</text:p>
      <text:p text:style-name="P1"/>
      <text:p text:style-name="P1"><text:span text:style-name="T4">4.1.2 version</text:span>: GET /authorization/mgmt/intercloud</text:p>
      <text:p text:style-name="P1">This version always returned all records in an array of JSON objects. The objects did not contain any time information. Access didn't depend on provider and interface.</text:p>
      <text:p text:style-name="P1"/>
      <text:p text:style-name="Standard"><text:span text:style-name="T3">Uri</text:span>: /authorization/mgmt/intercloud </text:p>
      <text:p text:style-name="Standard"><text:span text:style-name="T3">Type</text:span>: POST</text:p>
      <text:p text:style-name="Standard"/>
      <text:p text:style-name="P1">Creates inter-cloud authorization records and returns the newly created records.</text:p>
      <text:p text:style-name="P1"/>
      <text:p text:style-name="P1">Input JSON structure:</text:p>
      <text:p text:style-name="P1"/>
      <text:p text:style-name="P12">{</text:p>
      <text:p text:style-name="P12"><text:span text:style-name="T1"><text:s text:c="2"/>"cloudId"</text:span>:<text:span text:style-name="T1"> </text:span><text:span text:style-name="T2">0</text:span>,</text:p>
      <text:p text:style-name="P12"><text:span text:style-name="T1"><text:s text:c="2"/>"providerIdList"</text:span>:<text:span text:style-name="T1"> </text:span>[</text:p>
      <text:p text:style-name="P12"><text:span text:style-name="T1"><text:s text:c="4"/></text:span><text:span text:style-name="T2">0</text:span></text:p>
      <text:p text:style-name="P12"><text:span text:style-name="T1"><text:s text:c="2"/></text:span>],</text:p>
      <text:p text:style-name="P12"><text:span text:style-name="T1"><text:s text:c="2"/>"interfaceIdList"</text:span>:<text:span text:style-name="T1"> </text:span>[</text:p>
      <text:p text:style-name="P12"><text:span text:style-name="T1"><text:s text:c="4"/></text:span><text:span text:style-name="T2">0</text:span></text:p>
      <text:p text:style-name="P12"><text:span text:style-name="T1"><text:s text:c="2"/></text:span>],</text:p>
      <text:p text:style-name="P12"><text:span text:style-name="T1"><text:s text:c="2"/>"serviceDefinitionIdList"</text:span>:<text:span text:style-name="T1"> </text:span>[</text:p>
      <text:p text:style-name="P12"><text:span text:style-name="T1"><text:s text:c="4"/></text:span><text:span text:style-name="T2">0</text:span></text:p>
      <text:p text:style-name="P12"><text:span text:style-name="T1"><text:s text:c="2"/></text:span>]</text:p>
      <text:p text:style-name="P11">}</text:p>
      <text:p text:style-name="P1">This is a very general stucture, however only two possible combinations are allowed:</text:p>
      <text:p text:style-name="P1">one provider id, one interface id with multiple service definition ids, and</text:p>
      <text:p text:style-name="P1">multiple provider ids, multiple interface ids with one service definition id.</text:p>
      <text:p text:style-name="P1"/>
      <text:p text:style-name="P1">Returned JSON structure:</text:p>
      <text:p text:style-name="P1"/>
      <text:p text:style-name="P13">{</text:p>
      <text:p text:style-name="P12"><text:span text:style-name="T1"><text:s text:c="2"/>"count"</text:span>:<text:span text:style-name="T1"> </text:span><text:span text:style-name="T2">0</text:span>,</text:p>
      <text:p text:style-name="P12"><text:span text:style-name="T1"><text:s text:c="2"/>"data"</text:span>:<text:span text:style-name="T1"> </text:span>[</text:p>
      <text:p text:style-name="P12"><text:span text:style-name="T1"><text:s text:c="4"/></text:span>{</text:p>
      <text:p text:style-name="P12"><text:span text:style-name="T1"><text:s text:c="6"/>"id"</text:span>:<text:span text:style-name="T1"> </text:span><text:span text:style-name="T2">0</text:span>,</text:p>
      <text:p text:style-name="P12"><text:span text:style-name="T1"><text:s text:c="6"/>"cloud"</text:span>:<text:span text:style-name="T1"> </text:span>{</text:p>
      <text:p text:style-name="P12"><text:span text:style-name="T1"><text:s text:c="8"/>"id"</text:span>:<text:span text:style-name="T1"> </text:span><text:span text:style-name="T2">0</text:span>,</text:p>
      <text:p text:style-name="P12"><text:span text:style-name="T1"><text:s text:c="8"/>"operator"</text:span>:<text:span text:style-name="T1"> "string"</text:span>,</text:p>
      <text:p text:style-name="P12"><text:span text:style-name="T1"><text:s text:c="8"/>"name"</text:span>:<text:span text:style-name="T1"> "string"</text:span>,</text:p>
      <text:p text:style-name="P12"><text:span text:style-name="T1"><text:s text:c="8"/>"authenticationInfo"</text:span>:<text:span text:style-name="T1"> "string"</text:span>,</text:p>
      <text:p text:style-name="P12"><text:span text:style-name="T1"><text:s text:c="8"/>"secure"</text:span>:<text:span text:style-name="T1"> </text:span>true,</text:p>
      <text:p text:style-name="P12"><text:span text:style-name="T1"><text:s text:c="8"/>"neighbor"</text:span>:<text:span text:style-name="T1"> </text:span>true,</text:p>
      <text:p text:style-name="P12"><text:span text:style-name="T1"><text:s text:c="8"/>"ownCloud"</text:span>:<text:span text:style-name="T1"> </text:span>true,</text:p>
      <text:p text:style-name="P12"><text:span text:style-name="T1"><text:s text:c="8"/>"createdAt"</text:span>:<text:span text:style-name="T1"> "string"</text:span>,</text:p>
      <text:p text:style-name="P12"><text:span text:style-name="T1"><text:s text:c="8"/>"updatedAt"</text:span>:<text:span text:style-name="T1"> "string"</text:span></text:p>
      <text:p text:style-name="P12"><text:span text:style-name="T1"><text:s text:c="6"/></text:span>},</text:p>
      <text:p text:style-name="P12"><text:span text:style-name="T1"><text:s text:c="6"/>"provider"</text:span>:<text:span text:style-name="T1"> </text:span>{</text:p>
      <text:p text:style-name="P12"><text:span text:style-name="T1"><text:s text:c="8"/>"id"</text:span>:<text:span text:style-name="T1"> </text:span><text:span text:style-name="T2">0</text:span>,</text:p>
      <text:p text:style-name="P12"><text:span text:style-name="T1"><text:s text:c="8"/>"systemName"</text:span>:<text:span text:style-name="T1"> "string"</text:span>,</text:p>
      <text:p text:style-name="P12"><text:span text:style-name="T1"><text:s text:c="8"/>"address"</text:span>:<text:span text:style-name="T1"> "string"</text:span>,</text:p>
      <text:p text:style-name="P12"><text:soft-page-break/><text:span text:style-name="T1"><text:s text:c="8"/>"port"</text:span>:<text:span text:style-name="T1"> </text:span><text:span text:style-name="T2">0</text:span>,</text:p>
      <text:p text:style-name="P12"><text:span text:style-name="T1"><text:s text:c="8"/>"authenticationInfo"</text:span>:<text:span text:style-name="T1"> "string"</text:span>,</text:p>
      <text:p text:style-name="P12"><text:span text:style-name="T1"><text:s text:c="8"/>"createdAt"</text:span>:<text:span text:style-name="T1"> "string"</text:span>,</text:p>
      <text:p text:style-name="P12"><text:span text:style-name="T1"><text:s text:c="8"/>"updatedAt"</text:span>:<text:span text:style-name="T1"> "string"</text:span></text:p>
      <text:p text:style-name="P12"><text:span text:style-name="T1"><text:s text:c="6"/></text:span>},</text:p>
      <text:p text:style-name="P12"><text:span text:style-name="T1"><text:s text:c="6"/>"serviceDefinition"</text:span>:<text:span text:style-name="T1"> </text:span>{</text:p>
      <text:p text:style-name="P12"><text:span text:style-name="T1"><text:s text:c="8"/>"id"</text:span>:<text:span text:style-name="T1"> </text:span><text:span text:style-name="T2">0</text:span>,</text:p>
      <text:p text:style-name="P12"><text:span text:style-name="T1"><text:s text:c="8"/>"serviceDefinition"</text:span>:<text:span text:style-name="T1"> "string"</text:span>,</text:p>
      <text:p text:style-name="P12"><text:span text:style-name="T1"><text:s text:c="8"/>"createdAt"</text:span>:<text:span text:style-name="T1"> "string"</text:span>,</text:p>
      <text:p text:style-name="P12"><text:span text:style-name="T1"><text:s text:c="8"/>"updatedAt"</text:span>:<text:span text:style-name="T1"> "string"</text:span></text:p>
      <text:p text:style-name="P12"><text:span text:style-name="T1"><text:s text:c="6"/></text:span>},</text:p>
      <text:p text:style-name="P12"><text:span text:style-name="T1"><text:s text:c="6"/>"interfaces"</text:span>:<text:span text:style-name="T1"> </text:span>[</text:p>
      <text:p text:style-name="P12"><text:span text:style-name="T1"><text:s text:c="8"/></text:span>{</text:p>
      <text:p text:style-name="P12"><text:span text:style-name="T1"><text:s text:c="10"/>"id"</text:span>:<text:span text:style-name="T1"> </text:span><text:span text:style-name="T2">0</text:span>,</text:p>
      <text:p text:style-name="P12"><text:span text:style-name="T1"><text:s text:c="10"/>"interfaceName"</text:span>:<text:span text:style-name="T1"> "string"</text:span>,</text:p>
      <text:p text:style-name="P12"><text:span text:style-name="T1"><text:s text:c="10"/>"createdAt"</text:span>:<text:span text:style-name="T1"> "string"</text:span>,</text:p>
      <text:p text:style-name="P12"><text:span text:style-name="T1"><text:s text:c="10"/>"updatedAt"</text:span>:<text:span text:style-name="T1"> "string"</text:span></text:p>
      <text:p text:style-name="P12"><text:span text:style-name="T1"><text:s text:c="8"/></text:span>}</text:p>
      <text:p text:style-name="P12"><text:span text:style-name="T1"><text:s text:c="6"/></text:span>],</text:p>
      <text:p text:style-name="P12"><text:span text:style-name="T1"><text:s text:c="6"/>"createdAt"</text:span>:<text:span text:style-name="T1"> "string"</text:span>,</text:p>
      <text:p text:style-name="P12"><text:span text:style-name="T1"><text:s text:c="6"/>"updatedAt"</text:span>:<text:span text:style-name="T1"> "string"</text:span></text:p>
      <text:p text:style-name="P12"><text:span text:style-name="T1"><text:s text:c="4"/></text:span>}</text:p>
      <text:p text:style-name="P12"><text:span text:style-name="T1"><text:s text:c="2"/></text:span>]</text:p>
      <text:p text:style-name="P11">}</text:p>
      <text:p text:style-name="P1"><text:span text:style-name="T4">4.1.2 version</text:span>: POST /authorization/mgmt/intercloud</text:p>
      <text:p text:style-name="P7">This version required whole JSON objects as consumer cloud and service instead of ids and don't use provider and interface restrictions.</text:p>
      <text:p text:style-name="P1"><text:span text:style-name="T3">Uri</text:span>: /authorization/mgmt/intercloud/{id} </text:p>
      <text:p text:style-name="Standard"><text:span text:style-name="T3">Type</text:span>: GET</text:p>
      <text:p text:style-name="Standard"/>
      <text:p text:style-name="P1">Returns the inter-cloud related authorization record specified by the id path parameter.</text:p>
      <text:p text:style-name="P1"/>
      <text:p text:style-name="P1">Returned JSON structure: </text:p>
      <text:p text:style-name="P1"/>
      <text:p text:style-name="P13">{</text:p>
      <text:p text:style-name="P14"><text:span text:style-name="T1"><text:s text:c="2"/>"id"</text:span>:<text:span text:style-name="T1"> </text:span><text:span text:style-name="T2">0</text:span>,</text:p>
      <text:p text:style-name="P12"><text:span text:style-name="T1"><text:s text:c="2"/>"cloud"</text:span>:<text:span text:style-name="T1"> </text:span>{</text:p>
      <text:p text:style-name="P12"><text:span text:style-name="T1"><text:s text:c="4"/>"id"</text:span>:<text:span text:style-name="T1"> </text:span><text:span text:style-name="T2">0</text:span>,</text:p>
      <text:p text:style-name="P12"><text:span text:style-name="T1"><text:s text:c="4"/>"operator"</text:span>:<text:span text:style-name="T1"> "string"</text:span>,</text:p>
      <text:p text:style-name="P12"><text:span text:style-name="T1"><text:s text:c="4"/>"name"</text:span>:<text:span text:style-name="T1"> "string"</text:span>,</text:p>
      <text:p text:style-name="P12"><text:span text:style-name="T1"><text:s text:c="4"/>"authenticationInfo"</text:span>:<text:span text:style-name="T1"> "string"</text:span>,</text:p>
      <text:p text:style-name="P12"><text:span text:style-name="T1"><text:s text:c="4"/>"secure"</text:span>:<text:span text:style-name="T1"> </text:span>true,</text:p>
      <text:p text:style-name="P12"><text:span text:style-name="T1"><text:s text:c="4"/>"neighbor"</text:span>:<text:span text:style-name="T1"> </text:span>true,</text:p>
      <text:p text:style-name="P12"><text:span text:style-name="T1"><text:s text:c="4"/>"ownCloud"</text:span>:<text:span text:style-name="T1"> </text:span>true,</text:p>
      <text:p text:style-name="P12"><text:span text:style-name="T1"><text:s text:c="4"/>"createdAt"</text:span>:<text:span text:style-name="T1"> "string"</text:span>,</text:p>
      <text:p text:style-name="P12"><text:span text:style-name="T1"><text:s text:c="4"/>"updatedAt"</text:span>:<text:span text:style-name="T1"> "string"</text:span></text:p>
      <text:p text:style-name="P14"><text:span text:style-name="T1"><text:s text:c="2"/></text:span>},</text:p>
      <text:p text:style-name="P14"><text:span text:style-name="T1"><text:s text:c="2"/>"provider"</text:span>:<text:span text:style-name="T1"> </text:span>{</text:p>
      <text:p text:style-name="P14"><text:span text:style-name="T1"><text:s text:c="4"/>"id"</text:span>:<text:span text:style-name="T1"> </text:span><text:span text:style-name="T2">0</text:span>,</text:p>
      <text:p text:style-name="P14"><text:span text:style-name="T1"><text:s text:c="4"/>"systemName"</text:span>:<text:span text:style-name="T1"> "string"</text:span>,</text:p>
      <text:p text:style-name="P14"><text:span text:style-name="T1"><text:s text:c="4"/>"address"</text:span>:<text:span text:style-name="T1"> "string"</text:span>,</text:p>
      <text:p text:style-name="P14"><text:span text:style-name="T1"><text:s text:c="4"/>"port"</text:span>:<text:span text:style-name="T1"> </text:span><text:span text:style-name="T2">0</text:span>,</text:p>
      <text:p text:style-name="P14"><text:span text:style-name="T1"><text:s text:c="4"/>"authenticationInfo"</text:span>:<text:span text:style-name="T1"> "string"</text:span>,</text:p>
      <text:p text:style-name="P14"><text:span text:style-name="T1"><text:s text:c="4"/>"createdAt"</text:span>:<text:span text:style-name="T1"> "string"</text:span>,</text:p>
      <text:p text:style-name="P14"><text:span text:style-name="T1"><text:s text:c="4"/>"updatedAt"</text:span>:<text:span text:style-name="T1"> "string"</text:span></text:p>
      <text:p text:style-name="P14"><text:span text:style-name="T1"><text:s text:c="2"/></text:span>},</text:p>
      <text:p text:style-name="P14"><text:span text:style-name="T1"><text:s text:c="2"/>"serviceDefinition"</text:span>:<text:span text:style-name="T1"> </text:span>{</text:p>
      <text:p text:style-name="P14"><text:span text:style-name="T1"><text:s text:c="4"/>"id"</text:span>:<text:span text:style-name="T1"> </text:span><text:span text:style-name="T2">0</text:span>,</text:p>
      <text:p text:style-name="P14"><text:span text:style-name="T1"><text:s text:c="4"/>"serviceDefinition"</text:span>:<text:span text:style-name="T1"> "string"</text:span>,</text:p>
      <text:p text:style-name="P14"><text:soft-page-break/><text:span text:style-name="T1"><text:s text:c="4"/>"createdAt"</text:span>:<text:span text:style-name="T1"> "string"</text:span>,</text:p>
      <text:p text:style-name="P14"><text:span text:style-name="T1"><text:s text:c="4"/>"updatedAt"</text:span>:<text:span text:style-name="T1"> "string"</text:span></text:p>
      <text:p text:style-name="P14"><text:span text:style-name="T1"><text:s text:c="2"/></text:span>},</text:p>
      <text:p text:style-name="P14"><text:span text:style-name="T1"><text:s text:c="2"/>"interfaces"</text:span>:<text:span text:style-name="T1"> </text:span>[</text:p>
      <text:p text:style-name="P14"><text:span text:style-name="T1"><text:s text:c="4"/></text:span>{</text:p>
      <text:p text:style-name="P14"><text:span text:style-name="T1"><text:s text:c="6"/>"id"</text:span>:<text:span text:style-name="T1"> </text:span><text:span text:style-name="T2">0</text:span>,</text:p>
      <text:p text:style-name="P14"><text:span text:style-name="T1"><text:s text:c="6"/>"interfaceName"</text:span>:<text:span text:style-name="T1"> "string"</text:span>,</text:p>
      <text:p text:style-name="P14"><text:span text:style-name="T1"><text:s text:c="6"/>"createdAt"</text:span>:<text:span text:style-name="T1"> "string"</text:span>,</text:p>
      <text:p text:style-name="P14"><text:span text:style-name="T1"><text:s text:c="6"/>"updatedAt"</text:span>:<text:span text:style-name="T1"> "string"</text:span></text:p>
      <text:p text:style-name="P14"><text:span text:style-name="T1"><text:s text:c="4"/></text:span>}</text:p>
      <text:p text:style-name="P14"><text:span text:style-name="T1"><text:s text:c="2"/></text:span>],</text:p>
      <text:p text:style-name="P14"><text:span text:style-name="T1"><text:s text:c="2"/>"createdAt"</text:span>:<text:span text:style-name="T1"> "string"</text:span>,</text:p>
      <text:p text:style-name="P14"><text:span text:style-name="T1"><text:s text:c="2"/>"updatedAt"</text:span>:<text:span text:style-name="T1"> "string"</text:span></text:p>
      <text:p text:style-name="P12">}</text:p>
      <text:p text:style-name="Preformatted_20_Text"/>
      <text:p text:style-name="P1"><text:span text:style-name="T4">4.1.2 version</text:span>: GET /authorization/mgmt/intercloud/{id}</text:p>
      <text:p text:style-name="P1">The returned structure did not contain time information, provider and interface restrictions.</text:p>
      <text:p text:style-name="Standard"/>
      <text:p text:style-name="Standard"><text:span text:style-name="T3">Uri</text:span>: /authorization/mgmt/intercloud/{id} </text:p>
      <text:p text:style-name="Standard"><text:span text:style-name="T3">Type</text:span>: DELETE</text:p>
      <text:p text:style-name="Standard"/>
      <text:p text:style-name="P1">Removes the inter-cloud related authorization record specified by the id path parameter.</text:p>
      <text:p text:style-name="P1"/>
      <text:p text:style-name="P1"><text:span text:style-name="T4">4.1.2 version</text:span>: DELETE /authorization/mgmt/intercloud/{id}</text:p>
      <text:p text:style-name="P7">Basically is the same than the new version.</text:p>
      <text:p text:style-name="Standard"><text:span text:style-name="T3">The following services are no longer exist</text:span>:</text:p>
      <text:p text:style-name="Standard"/>
      <text:list xml:id="list8214123741401586355" text:style-name="L5">
        <text:list-item>
          <text:p text:style-name="P6">GET /authorization/mgmt/intracloud/systemId/{systemId}/services</text:p>
        </text:list-item>
        <text:list-item>
          <text:p text:style-name="P6">GET /authorization/mgmt/intracloud/systemId/{systemId}</text:p>
        </text:list-item>
        <text:list-item>
          <text:p text:style-name="P6">GET /authorization/mgmt/intracloud/servicedef/{serviceDefinition}</text:p>
        </text:list-item>
        <text:list-item>
          <text:p text:style-name="P6">PUT /authorization/mgmt/intracloud</text:p>
        </text:list-item>
        <text:list-item>
          <text:p text:style-name="P6">DELETE /authorization/mgmt/intracloud/systemId/{systemId}</text:p>
        </text:list-item>
        <text:list-item>
          <text:p text:style-name="P6">GET /authorization/mgmt/intercloud/operator/{operator}/cloudname/{cloudName}/services</text:p>
        </text:list-item>
        <text:list-item>
          <text:p text:style-name="P6">GET /authorization/mgmt/intercloud/operator/{operator}/cloudname/{cloudName}</text:p>
        </text:list-item>
        <text:list-item>
          <text:p text:style-name="P6">GET /authorization/mgmt/intercloud/servicedef/{serviceDefinition}</text:p>
        </text:list-item>
        <text:list-item>
          <text:p text:style-name="P6">PUT /authorization/mgmt/intercloud</text:p>
        </text:list-item>
        <text:list-item>
          <text:p text:style-name="P6">DELETE /authorization/mgmt/intercloud/operator/{operator}/cloudname/{cloudName}</text:p>
        </text:list-item>
      </text:list>
      <text:h text:style-name="Heading_20_2" text:outline-level="2">Private Services</text:h>
      <text:p text:style-name="P1">These services can only be used by other core services, therefore they are not part of the public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9-09-18T09:30:36.40</meta:creation-date>
    <meta:generator>OpenOffice/4.1.1$Win32 OpenOffice.org_project/411m6$Build-9775</meta:generator>
    <dc:date>2019-09-18T13:42:47.18</dc:date>
    <dc:creator>A B</dc:creator>
    <meta:editing-duration>PT4H11M35S</meta:editing-duration>
    <meta:editing-cycles>29</meta:editing-cycles>
    <meta:document-statistic meta:table-count="0" meta:image-count="0" meta:object-count="0" meta:page-count="8" meta:paragraph-count="373" meta:word-count="1275" meta:character-count="11441"/>
  </office:meta>
</office:document-meta>
</file>